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953cm" style:auto-text-indent="false"/>
      <style:text-properties fo:font-size="14pt" officeooo:paragraph-rsid="00141649" style:font-size-asian="14pt" style:font-size-complex="14pt"/>
    </style:style>
    <style:style style:name="P2" style:family="paragraph" style:parent-style-name="Standard">
      <style:paragraph-properties fo:margin-left="0cm" fo:margin-right="0cm" fo:text-indent="0.953cm" style:auto-text-indent="false"/>
      <style:text-properties fo:font-size="14pt" officeooo:paragraph-rsid="0002943f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4pt" officeooo:paragraph-rsid="00290053" style:font-size-asian="14pt" style:font-size-complex="14pt"/>
    </style:style>
    <style:style style:name="P4" style:family="paragraph" style:parent-style-name="Standard">
      <style:paragraph-properties fo:margin-left="0cm" fo:margin-right="0cm" fo:text-indent="0.953cm" style:auto-text-indent="false"/>
      <style:text-properties fo:font-size="14pt" fo:font-weight="bold" officeooo:rsid="0015d7a0" officeooo:paragraph-rsid="0015d7a0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.953cm" style:auto-text-indent="false"/>
      <style:text-properties fo:font-size="14pt" fo:font-weight="bold" officeooo:paragraph-rsid="00262c7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.953cm" style:auto-text-indent="false"/>
      <style:text-properties fo:font-size="14pt" officeooo:paragraph-rsid="001cf63c" fo:background-color="transparent" style:font-size-asian="14pt" style:font-size-complex="14pt"/>
    </style:style>
    <style:style style:name="P7" style:family="paragraph" style:parent-style-name="Standard">
      <style:paragraph-properties fo:margin-left="0cm" fo:margin-right="0cm" fo:text-indent="0.953cm" style:auto-text-indent="false"/>
      <style:text-properties fo:font-size="14pt" officeooo:paragraph-rsid="00141649" fo:background-color="#009900" style:font-size-asian="14pt" style:font-size-complex="14pt"/>
    </style:style>
    <style:style style:name="P8" style:family="paragraph" style:parent-style-name="Standard">
      <style:paragraph-properties fo:margin-left="0cm" fo:margin-right="0cm" fo:text-indent="0.953cm" style:auto-text-indent="false"/>
      <style:text-properties fo:font-size="14pt" officeooo:rsid="0002943f" officeooo:paragraph-rsid="0002943f" fo:background-color="#009900" style:font-size-asian="14pt" style:font-size-complex="14pt"/>
    </style:style>
    <style:style style:name="P9" style:family="paragraph" style:parent-style-name="Standard">
      <style:paragraph-properties fo:margin-left="0cm" fo:margin-right="0cm" fo:text-indent="0.953cm" style:auto-text-indent="false"/>
      <style:text-properties fo:font-size="14pt" officeooo:paragraph-rsid="001cf63c" fo:background-color="#009900" style:font-size-asian="14pt" style:font-size-complex="14pt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4pt" officeooo:paragraph-rsid="0002943f" fo:background-color="#c5000b" style:font-size-asian="14pt" style:font-size-complex="14pt"/>
    </style:style>
    <style:style style:name="P11" style:family="paragraph" style:parent-style-name="Standard">
      <style:paragraph-properties fo:margin-left="0cm" fo:margin-right="0cm" fo:text-indent="0.953cm" style:auto-text-indent="false"/>
      <style:text-properties fo:font-size="14pt" officeooo:rsid="0002943f" officeooo:paragraph-rsid="0002943f" fo:background-color="#c5000b" style:font-size-asian="14pt" style:font-size-complex="14pt"/>
    </style:style>
    <style:style style:name="P12" style:family="paragraph" style:parent-style-name="Standard">
      <style:paragraph-properties fo:margin-left="0cm" fo:margin-right="0cm" fo:text-indent="0.953cm" style:auto-text-indent="false"/>
      <style:text-properties fo:font-size="14pt" officeooo:paragraph-rsid="0015d7a0" fo:background-color="#ffffff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style:use-window-font-color="true" fo:font-size="14pt" officeooo:rsid="000e0840" officeooo:paragraph-rsid="000e0840" fo:background-color="#c5000b" style:font-size-asian="14pt" style:font-size-complex="14pt"/>
    </style:style>
    <style:style style:name="P14" style:family="paragraph" style:parent-style-name="Standard">
      <style:paragraph-properties fo:margin-left="0cm" fo:margin-right="0cm" fo:text-indent="0.953cm" style:auto-text-indent="false"/>
      <style:text-properties style:use-window-font-color="true" fo:font-size="14pt" officeooo:rsid="000e0840" officeooo:paragraph-rsid="000e0840" fo:background-color="transparent" style:font-size-asian="14pt" style:font-size-complex="14pt"/>
    </style:style>
    <style:style style:name="P15" style:family="paragraph" style:parent-style-name="Standard">
      <style:paragraph-properties fo:margin-left="0cm" fo:margin-right="0cm" fo:text-indent="0.953cm" style:auto-text-indent="false"/>
      <style:text-properties style:use-window-font-color="true" fo:font-size="14pt" officeooo:rsid="001416a5" officeooo:paragraph-rsid="001416a5" fo:background-color="transparent" style:font-size-asian="14pt" style:font-size-complex="14pt"/>
    </style:style>
    <style:style style:name="P16" style:family="paragraph" style:parent-style-name="Standard">
      <style:paragraph-properties fo:margin-left="0cm" fo:margin-right="0cm" fo:text-indent="0.953cm" style:auto-text-indent="false"/>
      <style:text-properties style:use-window-font-color="true" fo:font-size="14pt" officeooo:rsid="001416a5" officeooo:paragraph-rsid="001cf63c" fo:background-color="transparent" style:font-size-asian="14pt" style:font-size-complex="14pt"/>
    </style:style>
    <style:style style:name="P17" style:family="paragraph" style:parent-style-name="Standard">
      <style:paragraph-properties fo:margin-left="0cm" fo:margin-right="0cm" fo:text-indent="0.953cm" style:auto-text-indent="false"/>
      <style:text-properties officeooo:paragraph-rsid="001cf63c"/>
    </style:style>
    <style:style style:name="P18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officeooo:paragraph-rsid="0015d7a0" style:font-size-asian="14pt" style:font-size-complex="14pt"/>
    </style:style>
    <style:style style:name="P19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officeooo:paragraph-rsid="0015c1f8" style:font-size-asian="14pt" style:font-size-complex="14pt"/>
    </style:style>
    <style:style style:name="P20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officeooo:paragraph-rsid="00191181" style:font-size-asian="14pt" style:font-size-complex="14pt"/>
    </style:style>
    <style:style style:name="P21" style:family="paragraph" style:parent-style-name="Text_20_body">
      <style:paragraph-properties fo:margin-left="0cm" fo:margin-right="0cm" fo:text-indent="0.953cm" style:auto-text-indent="false"/>
      <style:text-properties fo:font-size="14pt" officeooo:paragraph-rsid="0002943f" style:font-size-asian="14pt" style:font-size-complex="14pt"/>
    </style:style>
    <style:style style:name="P22" style:family="paragraph" style:parent-style-name="Text_20_body">
      <style:paragraph-properties fo:margin-left="0cm" fo:margin-right="0cm" fo:text-indent="0.953cm" style:auto-text-indent="false"/>
      <style:text-properties fo:font-size="14pt" officeooo:rsid="00098c08" officeooo:paragraph-rsid="00141649" style:font-size-asian="14pt" style:font-size-complex="14pt"/>
    </style:style>
    <style:style style:name="P23" style:family="paragraph" style:parent-style-name="Text_20_body">
      <style:paragraph-properties fo:margin-left="0cm" fo:margin-right="0cm" fo:text-indent="0.953cm" style:auto-text-indent="false"/>
      <style:text-properties fo:font-size="14pt" fo:background-color="#009900" style:font-size-asian="14pt" style:font-size-complex="14pt"/>
    </style:style>
    <style:style style:name="P24" style:family="paragraph" style:parent-style-name="Text_20_body">
      <style:paragraph-properties fo:margin-left="0cm" fo:margin-right="0cm" fo:text-indent="0.953cm" style:auto-text-indent="false"/>
      <style:text-properties fo:font-size="14pt" officeooo:rsid="0004b613" officeooo:paragraph-rsid="00141649" fo:background-color="#009900" style:font-size-asian="14pt" style:font-size-complex="14pt"/>
    </style:style>
    <style:style style:name="P25" style:family="paragraph" style:parent-style-name="Text_20_body">
      <style:paragraph-properties fo:margin-left="0cm" fo:margin-right="0cm" fo:text-indent="0.953cm" style:auto-text-indent="false"/>
      <style:text-properties fo:font-size="14pt" officeooo:rsid="0010160f" officeooo:paragraph-rsid="00141649" fo:background-color="#009900" style:font-size-asian="14pt" style:font-size-complex="14pt"/>
    </style:style>
    <style:style style:name="P26" style:family="paragraph" style:parent-style-name="Text_20_body">
      <style:paragraph-properties fo:margin-left="0cm" fo:margin-right="0cm" fo:text-indent="0.953cm" style:auto-text-indent="false"/>
      <style:text-properties fo:font-size="14pt" officeooo:paragraph-rsid="00141649" fo:background-color="#009900" style:font-size-asian="14pt" style:font-size-complex="14pt"/>
    </style:style>
    <style:style style:name="P27" style:family="paragraph" style:parent-style-name="Text_20_body">
      <style:paragraph-properties fo:margin-left="0cm" fo:margin-right="0cm" fo:text-indent="0.953cm" style:auto-text-indent="false"/>
      <style:text-properties fo:font-size="14pt" officeooo:paragraph-rsid="001cf63c" fo:background-color="#009900" style:font-size-asian="14pt" style:font-size-complex="14pt"/>
    </style:style>
    <style:style style:name="P28" style:family="paragraph" style:parent-style-name="Heading_20_3">
      <style:paragraph-properties fo:margin-left="0cm" fo:margin-right="0cm" fo:text-align="justify" style:justify-single-word="false" fo:text-indent="0.953cm" style:auto-text-indent="false"/>
      <style:text-properties officeooo:paragraph-rsid="001804d0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91181" fo:background-color="transparent"/>
    </style:style>
    <style:style style:name="P30" style:family="paragraph" style:parent-style-name="Standard">
      <style:paragraph-properties fo:margin-left="0cm" fo:margin-right="0cm" fo:text-indent="0.953cm" style:auto-text-indent="false"/>
      <style:text-properties fo:font-size="14pt" fo:font-weight="bold" officeooo:rsid="002985c9" officeooo:paragraph-rsid="002afc47" fo:background-color="#fffff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indent="0.953cm" style:auto-text-indent="false"/>
      <style:text-properties fo:font-size="14pt" fo:font-weight="bold" officeooo:rsid="0015d7a0" officeooo:paragraph-rsid="0002943f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text-indent="0.953cm" style:auto-text-indent="false"/>
      <style:text-properties fo:font-size="14pt" fo:font-weight="bold" officeooo:rsid="002985c9" officeooo:paragraph-rsid="002afc47" fo:background-color="#ccccf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text-indent="0.953cm" style:auto-text-indent="false"/>
      <style:text-properties fo:font-size="14pt" fo:font-weight="bold" officeooo:rsid="0015d7a0" officeooo:paragraph-rsid="0015d7a0" fo:background-color="#ccccf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indent="0.953cm" style:auto-text-indent="false"/>
      <style:text-properties fo:font-size="14pt" fo:font-weight="normal" officeooo:rsid="002985c9" officeooo:paragraph-rsid="002afc47" fo:background-color="#fffff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text-indent="0.953cm" style:auto-text-indent="false"/>
      <style:text-properties fo:font-size="14pt" officeooo:paragraph-rsid="0015d7a0" style:font-size-asian="14pt" style:font-size-complex="14pt"/>
    </style:style>
    <style:style style:name="P36" style:family="paragraph" style:parent-style-name="Standard">
      <style:paragraph-properties fo:margin-left="0cm" fo:margin-right="0cm" fo:text-indent="0.953cm" style:auto-text-indent="false"/>
      <style:text-properties fo:font-size="14pt" officeooo:paragraph-rsid="002afc47" style:font-size-asian="14pt" style:font-size-complex="14pt"/>
    </style:style>
    <style:style style:name="P37" style:family="paragraph" style:parent-style-name="Standard">
      <style:paragraph-properties fo:margin-left="0cm" fo:margin-right="0cm" fo:text-indent="0.953cm" style:auto-text-indent="false"/>
      <style:text-properties fo:font-size="14pt" officeooo:paragraph-rsid="002e4604" style:font-size-asian="14pt" style:font-size-complex="14pt"/>
    </style:style>
    <style:style style:name="P38" style:family="paragraph" style:parent-style-name="Standard">
      <style:paragraph-properties fo:margin-left="0cm" fo:margin-right="0cm" fo:text-indent="0.953cm" style:auto-text-indent="false"/>
      <style:text-properties fo:font-size="14pt" officeooo:paragraph-rsid="0002943f" fo:background-color="#c5000b" style:font-size-asian="14pt" style:font-size-complex="14pt"/>
    </style:style>
    <style:style style:name="P39" style:family="paragraph" style:parent-style-name="Standard">
      <style:paragraph-properties fo:margin-left="0cm" fo:margin-right="0cm" fo:text-indent="0.953cm" style:auto-text-indent="false"/>
      <style:text-properties fo:font-size="14pt" officeooo:paragraph-rsid="002c80cb" fo:background-color="#c5000b" style:font-size-asian="14pt" style:font-size-complex="14pt"/>
    </style:style>
    <style:style style:name="P40" style:family="paragraph" style:parent-style-name="Standard">
      <style:paragraph-properties fo:margin-left="0cm" fo:margin-right="0cm" fo:text-indent="0.953cm" style:auto-text-indent="false">
        <style:tab-stops>
          <style:tab-stop style:position="7.17cm"/>
        </style:tab-stops>
      </style:paragraph-properties>
      <style:text-properties fo:font-size="14pt" officeooo:paragraph-rsid="002cce6c" fo:background-color="#c5000b" style:font-size-asian="14pt" style:font-size-complex="14pt"/>
    </style:style>
    <style:style style:name="P41" style:family="paragraph" style:parent-style-name="Standard">
      <style:paragraph-properties fo:margin-left="0cm" fo:margin-right="0cm" fo:text-indent="0.953cm" style:auto-text-indent="false"/>
      <style:text-properties fo:font-size="14pt" officeooo:paragraph-rsid="002cce6c" fo:background-color="#c5000b" style:font-size-asian="14pt" style:font-size-complex="14pt"/>
    </style:style>
    <style:style style:name="P42" style:family="paragraph" style:parent-style-name="Standard">
      <style:paragraph-properties fo:margin-left="0cm" fo:margin-right="0cm" fo:text-indent="0.953cm" style:auto-text-indent="false"/>
      <style:text-properties fo:font-size="14pt" officeooo:paragraph-rsid="002afc47" fo:background-color="#cc0000" style:font-size-asian="14pt" style:font-size-complex="14pt"/>
    </style:style>
    <style:style style:name="P43" style:family="paragraph" style:parent-style-name="Standard">
      <style:paragraph-properties fo:margin-left="0cm" fo:margin-right="0cm" fo:text-indent="0.953cm" style:auto-text-indent="false"/>
      <style:text-properties officeooo:paragraph-rsid="002afc47"/>
    </style:style>
    <style:style style:name="P4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2c80cb"/>
    </style:style>
    <style:style style:name="P45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font-weight="normal" officeooo:rsid="0023076a" officeooo:paragraph-rsid="001804d0" fo:background-color="transparent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text-indent="0.953cm" style:auto-text-indent="false">
        <style:tab-stops>
          <style:tab-stop style:position="7.17cm"/>
        </style:tab-stops>
      </style:paragraph-properties>
      <style:text-properties fo:font-size="14pt" officeooo:rsid="002afc47" officeooo:paragraph-rsid="002afc47" fo:background-color="#009900" style:font-size-asian="14pt" style:font-size-complex="14pt"/>
    </style:style>
    <style:style style:name="P47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font-style="normal" fo:font-weight="bold" officeooo:paragraph-rsid="0015d7a0" fo:background-color="#ccccff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officeooo:rsid="00106f2b" officeooo:paragraph-rsid="0015d7a0" fo:background-color="#ff99cc" style:font-size-asian="14pt" style:font-size-complex="14pt"/>
    </style:style>
    <style:style style:name="P49" style:family="paragraph" style:parent-style-name="Text_20_body">
      <style:paragraph-properties fo:margin-left="0cm" fo:margin-right="0cm" fo:text-indent="0.953cm" style:auto-text-indent="false"/>
      <style:text-properties officeooo:paragraph-rsid="001cf63c"/>
    </style:style>
    <style:style style:name="P50" style:family="paragraph" style:parent-style-name="Text_20_body">
      <style:paragraph-properties fo:margin-left="0cm" fo:margin-right="0cm" fo:text-indent="0.953cm" style:auto-text-indent="false">
        <style:tab-stops>
          <style:tab-stop style:position="7.17cm"/>
        </style:tab-stops>
      </style:paragraph-properties>
      <style:text-properties officeooo:paragraph-rsid="0004534c"/>
    </style:style>
    <style:style style:name="P51" style:family="paragraph" style:parent-style-name="Text_20_body" style:master-page-name="">
      <style:paragraph-properties fo:margin-left="0cm" fo:margin-right="0cm" fo:text-align="justify" style:justify-single-word="false" fo:text-indent="0.953cm" style:auto-text-indent="false" style:page-number="auto"/>
      <style:text-properties fo:font-size="14pt" fo:font-style="normal" fo:font-weight="bold" officeooo:rsid="000883a8" officeooo:paragraph-rsid="000883a8" fo:background-color="#ccccf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background-color="#009900"/>
    </style:style>
    <style:style style:name="T2" style:family="text">
      <style:text-properties officeooo:rsid="0004534c" fo:background-color="#009900"/>
    </style:style>
    <style:style style:name="T3" style:family="text">
      <style:text-properties officeooo:rsid="0004b613" fo:background-color="#009900"/>
    </style:style>
    <style:style style:name="T4" style:family="text">
      <style:text-properties officeooo:rsid="0007bef2" fo:background-color="#009900"/>
    </style:style>
    <style:style style:name="T5" style:family="text">
      <style:text-properties officeooo:rsid="000883a8" fo:background-color="#009900"/>
    </style:style>
    <style:style style:name="T6" style:family="text">
      <style:text-properties officeooo:rsid="000c1483" fo:background-color="#009900"/>
    </style:style>
    <style:style style:name="T7" style:family="text">
      <style:text-properties officeooo:rsid="000c83c0" fo:background-color="#009900"/>
    </style:style>
    <style:style style:name="T8" style:family="text">
      <style:text-properties officeooo:rsid="000e0840" fo:background-color="#009900"/>
    </style:style>
    <style:style style:name="T9" style:family="text">
      <style:text-properties officeooo:rsid="000e3236" fo:background-color="#009900"/>
    </style:style>
    <style:style style:name="T10" style:family="text">
      <style:text-properties officeooo:rsid="00106f2b" fo:background-color="#009900"/>
    </style:style>
    <style:style style:name="T11" style:family="text">
      <style:text-properties officeooo:rsid="00141649" fo:background-color="#009900"/>
    </style:style>
    <style:style style:name="T12" style:family="text">
      <style:text-properties officeooo:rsid="0015d7a0" fo:background-color="#009900"/>
    </style:style>
    <style:style style:name="T13" style:family="text">
      <style:text-properties fo:background-color="transparent"/>
    </style:style>
    <style:style style:name="T14" style:family="text">
      <style:text-properties officeooo:rsid="0004534c" fo:background-color="transparent"/>
    </style:style>
    <style:style style:name="T15" style:family="text">
      <style:text-properties officeooo:rsid="0004b613" fo:background-color="transparent"/>
    </style:style>
    <style:style style:name="T16" style:family="text">
      <style:text-properties officeooo:rsid="0006a3b7" fo:background-color="transparent"/>
    </style:style>
    <style:style style:name="T17" style:family="text">
      <style:text-properties officeooo:rsid="0007bef2" fo:background-color="transparent"/>
    </style:style>
    <style:style style:name="T18" style:family="text">
      <style:text-properties officeooo:rsid="000883a8" fo:background-color="transparent"/>
    </style:style>
    <style:style style:name="T19" style:family="text">
      <style:text-properties officeooo:rsid="000c1483" fo:background-color="transparent"/>
    </style:style>
    <style:style style:name="T20" style:family="text">
      <style:text-properties officeooo:rsid="00106f2b" fo:background-color="transparent"/>
    </style:style>
    <style:style style:name="T21" style:family="text">
      <style:text-properties officeooo:rsid="00141649" fo:background-color="transparent"/>
    </style:style>
    <style:style style:name="T22" style:family="text">
      <style:text-properties officeooo:rsid="001416a5" fo:background-color="transparent"/>
    </style:style>
    <style:style style:name="T23" style:family="text">
      <style:text-properties officeooo:rsid="0015c1f8" fo:background-color="transparent"/>
    </style:style>
    <style:style style:name="T24" style:family="text">
      <style:text-properties officeooo:rsid="001654be" fo:background-color="transparent"/>
    </style:style>
    <style:style style:name="T25" style:family="text">
      <style:text-properties officeooo:rsid="00191181" fo:background-color="transparent"/>
    </style:style>
    <style:style style:name="T26" style:family="text">
      <style:text-properties officeooo:rsid="0023076a" fo:background-color="transparent"/>
    </style:style>
    <style:style style:name="T27" style:family="text">
      <style:text-properties officeooo:rsid="0015d7a0" fo:background-color="transparent"/>
    </style:style>
    <style:style style:name="T28" style:family="text">
      <style:text-properties officeooo:rsid="002a9d18" fo:background-color="transparent"/>
    </style:style>
    <style:style style:name="T29" style:family="text">
      <style:text-properties style:text-underline-style="none" officeooo:rsid="000883a8" fo:background-color="transparent"/>
    </style:style>
    <style:style style:name="T30" style:family="text">
      <style:text-properties style:text-underline-style="none" officeooo:rsid="00106f2b" fo:background-color="transparent"/>
    </style:style>
    <style:style style:name="T31" style:family="text">
      <style:text-properties style:text-underline-style="none" officeooo:rsid="0006a3b7" fo:background-color="transparent"/>
    </style:style>
    <style:style style:name="T32" style:family="text">
      <style:text-properties style:text-underline-style="none" officeooo:rsid="0007bef2" fo:background-color="transparent"/>
    </style:style>
    <style:style style:name="T33" style:family="text">
      <style:text-properties officeooo:rsid="0015d7a0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654be" style:font-size-asian="14pt" style:font-size-complex="14pt"/>
    </style:style>
    <style:style style:name="T36" style:family="text">
      <style:text-properties fo:font-size="14pt" officeooo:rsid="001804d0" style:font-size-asian="14pt" style:font-size-complex="14pt"/>
    </style:style>
    <style:style style:name="T37" style:family="text">
      <style:text-properties fo:font-size="14pt" officeooo:rsid="00191181" style:font-size-asian="14pt" style:font-size-complex="14pt"/>
    </style:style>
    <style:style style:name="T38" style:family="text">
      <style:text-properties fo:font-size="14pt" officeooo:rsid="00199f82" style:font-size-asian="14pt" style:font-size-complex="14pt"/>
    </style:style>
    <style:style style:name="T39" style:family="text">
      <style:text-properties fo:font-size="14pt" officeooo:rsid="001a979e" style:font-size-asian="14pt" style:font-size-complex="14pt"/>
    </style:style>
    <style:style style:name="T40" style:family="text">
      <style:text-properties fo:font-size="14pt" officeooo:rsid="00290053" style:font-size-asian="14pt" style:font-size-complex="14pt"/>
    </style:style>
    <style:style style:name="T41" style:family="text">
      <style:text-properties fo:font-size="14pt" officeooo:rsid="00273eb3" style:font-size-asian="14pt" style:font-size-complex="14pt"/>
    </style:style>
    <style:style style:name="T42" style:family="text">
      <style:text-properties fo:font-size="14pt" officeooo:rsid="002985c9" style:font-size-asian="14pt" style:font-size-complex="14pt"/>
    </style:style>
    <style:style style:name="T43" style:family="text">
      <style:text-properties fo:font-size="14pt" officeooo:rsid="002c80cb" style:font-size-asian="14pt" style:font-size-complex="14pt"/>
    </style:style>
    <style:style style:name="T44" style:family="text">
      <style:text-properties fo:font-size="14pt" fo:background-color="#009900" style:font-size-asian="14pt" style:font-size-complex="14pt"/>
    </style:style>
    <style:style style:name="T45" style:family="text">
      <style:text-properties fo:font-size="14pt" officeooo:rsid="002afc47" fo:background-color="#009900" style:font-size-asian="14pt" style:font-size-complex="14pt"/>
    </style:style>
    <style:style style:name="T46" style:family="text">
      <style:text-properties fo:font-size="14pt" officeooo:rsid="001cf63c" fo:background-color="transparent" style:font-size-asian="14pt" style:font-size-complex="14pt"/>
    </style:style>
    <style:style style:name="T47" style:family="text">
      <style:text-properties fo:font-size="14pt" officeooo:rsid="001f4bf9" fo:background-color="transparent" style:font-size-asian="14pt" style:font-size-complex="14pt"/>
    </style:style>
    <style:style style:name="T48" style:family="text">
      <style:text-properties fo:font-size="14pt" officeooo:rsid="00262c71" fo:background-color="transparent" style:font-size-asian="14pt" style:font-size-complex="14pt"/>
    </style:style>
    <style:style style:name="T49" style:family="text">
      <style:text-properties fo:font-size="14pt" officeooo:rsid="00273eb3" fo:background-color="transparent" style:font-size-asian="14pt" style:font-size-complex="14pt"/>
    </style:style>
    <style:style style:name="T50" style:family="text">
      <style:text-properties fo:font-size="14pt" officeooo:rsid="00290053" fo:background-color="transparent" style:font-size-asian="14pt" style:font-size-complex="14pt"/>
    </style:style>
    <style:style style:name="T51" style:family="text">
      <style:text-properties fo:font-size="14pt" officeooo:rsid="002c80cb" fo:background-color="transparent" style:font-size-asian="14pt" style:font-size-complex="14pt"/>
    </style:style>
    <style:style style:name="T52" style:family="text">
      <style:text-properties fo:font-size="14pt" fo:font-weight="normal" officeooo:rsid="001804d0" fo:background-color="transparent" style:font-size-asian="14pt" style:font-weight-asian="normal" style:font-size-complex="14pt" style:font-weight-complex="normal"/>
    </style:style>
    <style:style style:name="T53" style:family="text">
      <style:text-properties fo:font-size="14pt" fo:font-weight="normal" officeooo:rsid="00199f82" fo:background-color="transparent" style:font-size-asian="14pt" style:font-weight-asian="normal" style:font-size-complex="14pt" style:font-weight-complex="normal"/>
    </style:style>
    <style:style style:name="T54" style:family="text">
      <style:text-properties fo:font-size="14pt" fo:font-weight="normal" officeooo:rsid="0023076a" fo:background-color="transparent" style:font-size-asian="14pt" style:font-weight-asian="normal" style:font-size-complex="14pt" style:font-weight-complex="normal"/>
    </style:style>
    <style:style style:name="T55" style:family="text">
      <style:text-properties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size="14pt" fo:font-weight="normal" officeooo:rsid="00199f82" style:font-size-asian="14pt" style:font-weight-asian="normal" style:font-size-complex="14pt" style:font-weight-complex="normal"/>
    </style:style>
    <style:style style:name="T57" style:family="text">
      <style:text-properties fo:font-size="14pt" fo:font-weight="normal" officeooo:rsid="002985c9" style:font-size-asian="14pt" style:font-weight-asian="normal" style:font-size-complex="14pt" style:font-weight-complex="normal"/>
    </style:style>
    <style:style style:name="T58" style:family="text">
      <style:text-properties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fo:font-size="14pt" fo:font-style="normal" fo:font-weight="normal" officeooo:rsid="0024743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background-color="#007826" style:font-size-asian="14pt" style:font-size-complex="14pt"/>
    </style:style>
    <style:style style:name="T61" style:family="text">
      <style:text-properties fo:font-size="14pt" officeooo:rsid="00106f2b" fo:background-color="#ffffff" style:font-size-asian="14pt" style:font-size-complex="14pt"/>
    </style:style>
    <style:style style:name="T62" style:family="text">
      <style:text-properties fo:font-size="14pt" officeooo:rsid="002afc47" fo:background-color="#ffffff" style:font-size-asian="14pt" style:font-size-complex="14pt"/>
    </style:style>
    <style:style style:name="T63" style:family="text">
      <style:text-properties fo:font-size="14pt" officeooo:rsid="00262c71" fo:background-color="#c5000b" style:font-size-asian="14pt" style:font-size-complex="14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5d7a0" fo:background-color="transparent" style:font-weight-asian="normal" style:font-weight-complex="normal"/>
    </style:style>
    <style:style style:name="T66" style:family="text">
      <style:text-properties fo:font-weight="normal" officeooo:rsid="0015d7a0" fo:background-color="#009900" style:font-weight-asian="normal" style:font-weight-complex="normal"/>
    </style:style>
    <style:style style:name="T67" style:family="text">
      <style:text-properties fo:color="#cc0000" fo:font-size="14pt" officeooo:rsid="001cf63c" fo:background-color="transparent" style:font-size-asian="14pt" style:font-size-complex="14pt"/>
    </style:style>
    <style:style style:name="T68" style:family="text">
      <style:text-properties officeooo:rsid="002a9d18"/>
    </style:style>
    <style:style style:name="T69" style:family="text">
      <style:text-properties officeooo:rsid="002afc47"/>
    </style:style>
    <style:style style:name="T70" style:family="text">
      <style:text-properties fo:background-color="#ffffff"/>
    </style:style>
    <style:style style:name="T71" style:family="text">
      <style:text-properties officeooo:rsid="002a9d18" fo:background-color="#ffffff"/>
    </style:style>
    <style:style style:name="T72" style:family="text">
      <style:text-properties officeooo:rsid="00106f2b" fo:background-color="#ffffff"/>
    </style:style>
    <style:style style:name="T73" style:family="text">
      <style:text-properties officeooo:rsid="00106f2b"/>
    </style:style>
    <style:style style:name="T74" style:family="text">
      <style:text-properties officeooo:rsid="002c80cb"/>
    </style:style>
    <style:style style:name="T75" style:family="text">
      <style:text-properties fo:color="#ff00cc" fo:font-weight="bold" fo:background-color="transparent" style:font-weight-asian="bold" style:font-weight-complex="bold"/>
    </style:style>
    <style:style style:name="T76" style:family="text">
      <style:text-properties fo:color="#ff00cc" fo:font-weight="bold" officeooo:rsid="002e4604" fo:background-color="transparent" style:font-weight-asian="bold" style:font-weight-complex="bold"/>
    </style:style>
    <style:style style:name="T77" style:family="text">
      <style:text-properties officeooo:rsid="000883a8"/>
    </style:style>
    <style:style style:name="T78" style:family="text">
      <style:text-properties fo:background-color="#cc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 text:name="part_4"/>Часть 1. Библейская археология</text:p>
      <text:p text:style-name="P47"><text:span text:style-name="T77">1.1. Зарождение интереса (к реликвиям). Начальный этап изучения катакомб. Антонио Бозио</text:span></text:p>
      <text:p text:style-name="P48"/>
      <text:p text:style-name="P18"><text:span text:style-name="T13">Интерес </text:span><text:span text:style-name="T20">иудеев и христиан </text:span><text:span text:style-name="T13">к </text:span><text:span text:style-name="T14">древним памятникам тех событий, </text:span><text:span text:style-name="T2">о </text:span><text:span text:style-name="T3">которых повествуется в </text:span><text:span text:style-name="T2">Библи</text:span><text:span text:style-name="T3">и</text:span><text:span text:style-name="T2">,</text:span><text:span text:style-name="T13"> </text:span><text:span text:style-name="T15">появился еще на заре христианства, </text:span><text:span text:style-name="T16">как олицетворение живого Предания, </text:span><text:span text:style-name="T15"><text:s/>и уверенно начал на</text:span><text:span text:style-name="T16">бирать </text:span><text:span text:style-name="T15">силу в период поздней античности. </text:span></text:p>
      <text:p text:style-name="P19"><text:span text:style-name="T15">Е</text:span><text:span text:style-name="T16">ще при императоре Константине Великом </text:span><text:span text:style-name="T22">(306-337)</text:span><text:span text:style-name="T16">, вскоре по утверждени</text:span><text:span text:style-name="T19">и</text:span><text:span text:style-name="T16"> христианства на территории Риской империи, были предприняты</text:span><text:span text:style-name="T29"> </text:span><text:span text:style-name="T30">определенные</text:span><text:span text:style-name="T31"> ме</text:span><text:span text:style-name="T32">р</text:span><text:span text:style-name="T31">ы <text:s/></text:span><text:span text:style-name="T16">по отысканию и прославлению <text:s/>Креста и Гроба Господня в Иерусалиме.</text:span></text:p>
      <text:p text:style-name="P20"><text:span text:style-name="T16"><text:s/></text:span><text:span text:style-name="T21">Для благочестивых паломников, желающим поклониться мощам первых святых мучеников, были открыты катакомбы, а над их входами были воздвигнуты великолепные базилики. <text:s/></text:span><text:span text:style-name="T22">Большое вни</text:span><text:span text:style-name="T20">мание реставрации </text:span><text:span text:style-name="T25">катакомб </text:span><text:span text:style-name="T20">уделяли </text:span><text:span text:style-name="T11"><text:s/>Римские </text:span><text:span text:style-name="T10">понтифики</text:span><text:span text:style-name="T11">. <text:s/></text:span><text:span text:style-name="T25"><text:s/>П</text:span><text:span text:style-name="T24">аломники оставляли на стенах различные изображения и надписи; <text:s/></text:span><text:span text:style-name="T25">записывали</text:span><text:span text:style-name="T24"> свои впечатления от посещения захоронений в </text:span><text:span text:style-name="T22">путевых заметках, которые являются одним из </text:span><text:span text:style-name="T25">основных </text:span><text:span text:style-name="T22">источников данных для изучения катакомб. </text:span><text:span text:style-name="T23">Б</text:span><text:span text:style-name="T22">лаженный Иероним Стридонский (346-419) свид</text:span><text:span text:style-name="T25">е</text:span><text:span text:style-name="T22">тельствовал о том, что в юности он часто посещал катаомбы с товарищами; </text:span><text:span text:style-name="T23"><text:s/></text:span><text:span text:style-name="T22">Пруденций (348-413) <text:s/></text:span><text:span text:style-name="T26">же </text:span><text:span text:style-name="T22">неоднократно воспевал </text:span><text:span text:style-name="T23">их </text:span><text:span text:style-name="T22"><text:s/>в своих гимнах. </text:span></text:p>
      <text:p text:style-name="P29"><text:span text:style-name="T37"><text:s text:c="4"/>Однако </text:span><text:span text:style-name="T38">с </text:span><text:span text:style-name="T35">V века </text:span><text:span text:style-name="T37">катакомбы перестают использоваться </text:span><text:span text:style-name="T35">как места захоронения. </text:span><text:span text:style-name="T37">Ин</text:span><text:span text:style-name="T35">терес к </text:span><text:span text:style-name="T39">ним</text:span><text:span text:style-name="T35"> начал заметно снижаться, что было вызвано масштабным изв</text:span><text:span text:style-name="T34">лечением из них мощей святых.</text:span><text:span text:style-name="T35"> </text:span><text:span text:style-name="T36">По сообщениям хронистов известно, что</text:span><text:span text:style-name="T35"> при папе Бонифации IV из катакомб было вывезено тридцать две повозки с мощами святых по случаю освящения Пантеона, </text:span><text:span text:style-name="T37">а п</text:span><text:span text:style-name="T35">ри папе Пасхалии I было извлечено две тысячи триста мощей святых </text:span><text:span text:style-name="T37">(</text:span><text:span text:style-name="T35">о чем свидетельствует надпись в базилике Санта — Прасседе</text:span><text:span text:style-name="T37">)</text:span><text:span text:style-name="T35">.</text:span></text:p>
      <text:h text:style-name="P28" text:outline-level="3"><text:span text:style-name="T53">С</text:span><text:span text:style-name="T52"> конца </text:span><text:span text:style-name="T64">IX века</text:span><text:span text:style-name="T55"> посещение римских катакомб, лишившихся привлекавших паломников мощей, практически прекраща</text:span><text:span text:style-name="T56">ется практически на шестьсот лет</text:span><text:span text:style-name="T55">. </text:span><text:span text:style-name="T57">И т</text:span><text:span text:style-name="T54">олько с XVI века <text:s/>о катакомбах вновь вспоинают и начинают серьезно изучать. </text:span></text:h>
      <text:p text:style-name="P45"/>
      <text:p text:style-name="P44"><text:span text:style-name="T67"><text:s/></text:span><text:span text:style-name="T46">Начало этому длительному и кропотливому процессу было положено трудами мальтийского рыцаря </text:span><text:span text:style-name="T58">Антонио Бозио </text:span><text:span text:style-name="T34">(ок. 1576—1629),</text:span><text:span text:style-name="T58"> </text:span><text:span text:style-name="T59">употребившего все свое </text:span><text:span text:style-name="T47"><text:s/>состояние </text:span><text:span text:style-name="T51">и <text:s/>36 лет жизни </text:span><text:span text:style-name="T47">на исследование римских подземелий. </text:span><text:span text:style-name="T49">Не проводя <text:s/>раскопок как таковых, он осматривал галереи, отмечал их архитектурные особенности и копировал фрески</text:span><text:span text:style-name="T48">. </text:span></text:p>
      <text:p text:style-name="P39"/>
      <text:p text:style-name="P39"/>
      <text:p text:style-name="P44"><text:span text:style-name="T49">Результатом этой многолетней работы стал </text:span><text:span text:style-name="T50">известный</text:span><text:span text:style-name="T49"> труд Бозио </text:span><text:soft-page-break/><text:span text:style-name="T49">-«Подземный Рим»</text:span><text:span text:style-name="T34"> </text:span><text:span text:style-name="T41">(итал. </text:span><text:span text:style-name="T47">«Roma subterranea»</text:span><text:span text:style-name="T41">), изданный посмертно в 1632 году на итальянском языке. <text:s/>Эта работа дала весьма ценный материал <text:s/>для изучения истории ранней Церкви и, как </text:span><text:span text:style-name="T40">отмечает Л.А.Беляев, <text:s/></text:span><text:span text:style-name="T34">заложил</text:span><text:span text:style-name="T40">а</text:span><text:span text:style-name="T34"> «основу методики соединения письменных источников по истории Церкви с археологическими данными». </text:span><text:span text:style-name="T42">(</text:span><text:span text:style-name="T34">к-рые он интерпретировал в контексте древних текстов</text:span><text:span text:style-name="T42">). </text:span><text:span text:style-name="T43">Не случайно Антонио Бозио получил прозвище - «колумба римских катакомб»</text:span></text:p>
      <text:p text:style-name="P3"><text:s/></text:p>
      <text:p text:style-name="P5"/>
      <text:p text:style-name="P32">1.2. Возникновение научной археологии. Деятельность <text:s/><text:span text:style-name="T33">Джованни Баттиста де Росси.</text:span></text:p>
      <text:p text:style-name="P30"><text:span text:style-name="T27"/></text:p>
      <text:p text:style-name="P34"><text:span text:style-name="T12">В эпоху Возрождения стимулирующее воздействие на А. х. оказало зарождение интереса к античности и первые значимые находки христ. памятников в Риме (статуя Ипполита пресвитера, саркофаг Басса Юния и др.). </text:span></text:p>
      <text:p text:style-name="P30"><text:span text:style-name="T65">На западе в период Возрождения это забота о римских раннехристианских святынях. Например, великий живописец Рафаэль выполнял и особое служение главного археолога Рима. </text:span><text:span text:style-name="T66">А. х. сохраняла описательный характер до начала Реформации (Т. Альфарано, О. Панвинио, Альд Мануций, П. Угонио), когда в ответ на критику ученых-протестантов, указывавших католич. Церкви на ее «порчу (см. в ст. «</text:span><text:a xlink:type="simple" xlink:href="http://www.pravenc.ru/text/Магдебургские%20центурии.html"><text:span text:style-name="T66">Магдебургские центурии</text:span></text:a><text:span text:style-name="T66">»), их оппоненты как к аргументам обратились к материальным свидетельствам, выявленным А. х. </text:span></text:p>
      <text:p text:style-name="P12"/>
      <text:p text:style-name="P35"/>
      <text:p text:style-name="P50"><text:span text:style-name="T60">На</text:span><text:span text:style-name="T44"> развитии А. х. сказался прорыв в изучении античного мира, происшедший после открытия </text:span><text:a xlink:type="simple" xlink:href="http://www.pravenc.ru/text/Геркуланума.html"><text:span text:style-name="T44">Геркуланума</text:span></text:a><text:span text:style-name="T44"> (1711) и </text:span><text:a xlink:type="simple" xlink:href="http://www.pravenc.ru/text/Помпей.html"><text:span text:style-name="T44">Помпей</text:span></text:a><text:span text:style-name="T44"> (1748), и рождение метода классической археологии (И. И. </text:span><text:a xlink:type="simple" xlink:href="http://www.pravenc.ru/text/Винкельман.html"><text:span text:style-name="T44">Винкельман</text:span></text:a><text:span text:style-name="T44">). Появились первые публикации архитектурных и археологических натурных обследований (Г. Бертоли - </text:span><text:a xlink:type="simple" xlink:href="http://www.pravenc.ru/text/Аквилея.html"><text:span text:style-name="T44">Аквилея</text:span></text:a><text:span text:style-name="T44"> и Градо; А. Л. Муратори - рим. базилики). В 1757 г. папа </text:span><text:a xlink:type="simple" xlink:href="http://www.pravenc.ru/text/Бенедикт%20XIV.html"><text:span text:style-name="T44">Бенедикт XIV</text:span></text:a><text:span text:style-name="T44"> создал отдел христ. древностей </text:span><text:a xlink:type="simple" xlink:href="http://www.pravenc.ru/text/Ватиканского%20музея.html"><text:span text:style-name="T44">Ватиканского музея</text:span></text:a><text:span text:style-name="T44">. В XIX в. под опекой Ватикана складывается рим. школа А. х. Предпосылками к этому послужили назначение папой </text:span><text:a xlink:type="simple" xlink:href="http://www.pravenc.ru/text/Григорием%20XVI.html"><text:span text:style-name="T44">Григорием XVI</text:span></text:a><text:span text:style-name="T44"> на должность «суперинтенданта святых мощей и кладбищ» Дж. Марки (1840) и создание папой </text:span><text:a xlink:type="simple" xlink:href="http://www.pravenc.ru/text/Пием%20IX.html"><text:span text:style-name="T44">Пием IX</text:span></text:a><text:span text:style-name="T44"> «Комиссии священной археологии» (1852).</text:span></text:p>
      <text:p text:style-name="P41">Труды бозио, его метод, не послужили однако, на будущее время исходным пунктом при изучении катакомб. Преемники его в большинстве случаев заботились о большем собирании материалов и даже не столько с археологической целью, сколько для религиозной пропаганды. Надписи, остатки живописи, скульптуры собирали без всякой системы. Исследователи полагали возможным трактоватть о катакомбах. Их памятниках, даже не посещая их. Такое пренебрежение первоисточником привело к тому, что катакомбы как бы снова были забыты. С.6.</text:p>
      <text:p text:style-name="P40"><text:span text:style-name="T44"/></text:p>
      <text:p text:style-name="P46"><text:span text:style-name="T71"><text:s/>И только к </text:span><text:span text:style-name="T72">XIX <text:s/></text:span><text:span text:style-name="T70">веку изучение раннехристианской культуры приобетает </text:span><text:soft-page-break/><text:span text:style-name="T70">научный характер</text:span><text:span text:style-name="T72">. В это время появляются фундаментальные труды по искусству первых христиан, которое выделяется в особый раздел истории искусства.</text:span></text:p>
      <text:p text:style-name="P36"/>
      <text:p text:style-name="P43"><text:span text:style-name="T61">Наиболее выдающимся исследователем римских христианских древностей в XIX в. был </text:span><text:span text:style-name="T62">секретарь библиотеки </text:span><text:span text:style-name="T45">и создатель римской школы - </text:span><text:span text:style-name="T61">Джованни-Баттиста де Росси, составивший свою</text:span><text:span text:style-name="T62">с</text:span><text:span text:style-name="T44">обственную программу изучения христ. древностей и издания надписей.</text:span></text:p>
      <text:p text:style-name="P41">расширил его методы. Подобно своему учителю, прежде чем приступить к изучению самих катакомб, знакомился с различными документами: деяния мучеников, в жизнеописании пап, особенно путеводителям по святым местам рима, богатых сведениями о топографическом положении катакомб.. изучал катакомбы, снимал их планы, а затем переходил к памятникам.</text:p>
      <text:p text:style-name="P41">Последние, в виде фресок, саркофагов, надписей — после этого изучения самого места, где они найдены, приобретают для нас весьма важное значение. <text:s/>с.10. Устанавливается связь между местом и памятником. Метод росси. <text:s/>с.11</text:p>
      <text:p text:style-name="P41"/>
      <text:p text:style-name="P41"><text:span text:style-name="T44">посвятив себя изучению христианских древностей, де россии не ограничился занятиями в одном лишь риме. Он предпринимал время от времени научные поездки по италии и за границу. В 1844-1850 он посещает вместе с родителями лациум, затем на юге неаполь, помпею.. а в 1853 тоскану, романью, ломбардию, венецию. с.34</text:span></text:p>
      <text:p text:style-name="P42"><text:span text:style-name="T34">Главная заслуга </text:span><text:span text:style-name="T69">де Росси состоит не только в о</text:span><text:span text:style-name="T34">крытии катакомб, </text:span><text:span text:style-name="T69">но</text:span><text:span text:style-name="T34"> и </text:span><text:span text:style-name="T74">в</text:span><text:span text:style-name="T34"> строго научном изучении их, в установлении <text:s/></text:span><text:span text:style-name="T74">ш</text:span><text:span text:style-name="T34">ирокого научного метода, соединяющего в себе филологическую критику и художественно-исторический анализ памятника. </text:span><text:span text:style-name="T69">Т.е. в данном случае мы</text:span><text:span text:style-name="T34"> или совмещение археологии и истории искусства. С.3-4.</text:span></text:p>
      <text:p text:style-name="P43"><text:span text:style-name="T44">к-рый и</text:span><text:span text:style-name="T45">Ватикана </text:span><text:span text:style-name="T44">дентифицировал серию плит, установленных папой Дамасом (366-384), и открыл гробницы епископов III в. в катакомбах </text:span><text:a xlink:type="simple" xlink:href="http://www.pravenc.ru/text/Каллиста.html"><text:span text:style-name="T44">Каллиста</text:span></text:a><text:span text:style-name="T44">. Было доказано, что катакомбы не являлись тайными убежищами христиан от преследований; работы Де Росси по изучению катакомб продолжили его ученики (Э. Стевенсон, О. </text:span><text:a xlink:type="simple" xlink:href="http://www.pravenc.ru/text/Марукки.html"><text:span text:style-name="T44">Марукки</text:span></text:a><text:span text:style-name="T44">, Й. </text:span><text:a xlink:type="simple" xlink:href="http://www.pravenc.ru/text/Вильперт.html"><text:span text:style-name="T44">Вильперт</text:span></text:a><text:span text:style-name="T44">, Э. Йоси). Де Росси основал Об-во христ. археологии (1875-1877), издавал «Бюллетень христианской археологии», читал публичные лекции, был инициатором международных конгрессов христ. археологии. </text:span></text:p>
      <text:p text:style-name="P43"><text:span text:style-name="T44"/></text:p>
      <text:p text:style-name="P43"><text:span text:style-name="T44">Его труды оказали формирующее воздействие на становление А. х. как науки, к-рая нашла своих приверженцев в Европе (Ф. К. Краус - в Германии, Ф. Булич - в Австро-Венгрии, Э. Ф. </text:span><text:a xlink:type="simple" xlink:href="http://www.pravenc.ru/text/Леблан.html"><text:span text:style-name="T44">Леблан</text:span></text:a><text:span text:style-name="T44">, С. Гзелль, П. Делаттр - во Франции) и России (Ф. И. </text:span><text:a xlink:type="simple" xlink:href="http://www.pravenc.ru/text/Буслаев.html"><text:span text:style-name="T44">Буслаев</text:span></text:a><text:span text:style-name="T44">, А. П. Голубцов, Н. П. Кондаков, Н. В. </text:span><text:a xlink:type="simple" xlink:href="http://www.pravenc.ru/text/Покровский.html"><text:span text:style-name="T44">Покровский</text:span></text:a><text:span text:style-name="T44">, А. С. Уваров, Н. П. </text:span><text:a xlink:type="simple" xlink:href="http://www.pravenc.ru/text/Лихачёв.html"><text:span text:style-name="T44">Лихачёв</text:span></text:a><text:span text:style-name="T44">), отдельные исследовательские проекты де Росси жизнеспособны и в наст. время. </text:span></text:p>
      <text:p text:style-name="P23"/>
      <text:p text:style-name="P2"/>
      <text:p text:style-name="P2"><text:soft-page-break/></text:p>
      <text:p text:style-name="P2">Христианская археология - вполне живая наука со своими регулярными съездами учёных и постоянным интересом к проблематике в основном западноевропейской материальной культуре позднеантичного и раннесредневекового времени [261-263]. </text:p>
      <text:p text:style-name="P2"/>
      <text:p text:style-name="P21"/>
      <text:p text:style-name="P10"/>
      <text:p text:style-name="P10"/>
      <text:p text:style-name="P10"/>
      <text:p text:style-name="P10"/>
      <text:p text:style-name="P10"/>
      <text:p text:style-name="P31"/>
      <text:p text:style-name="P4"/>
      <text:p text:style-name="P33">1.5. Интерес к христианской археологии в России</text:p>
      <text:p text:style-name="P33"/>
      <text:p text:style-name="P37"><text:span text:style-name="T76">ознакомил россию с трудами Бозио — епископ парфирий</text:span></text:p>
      <text:p text:style-name="P37">В XIX начали формироваться и такие отрасли науки, как реставрация (работы Э.Виолле ле Дюка, известного теоретика архитектуры, по реставрации собора Парижской Богоматери, завершение недостроенного в Средние века Кёльнского собора), а также искусствоведение как история и теория искусства (Г.Вёльфлин). </text:p>
      <text:p text:style-name="P2">В православном мире сформировалась несколько отличная отрасль научного знания - “церковная археология”, фактически ставшая историей христианского искусства (архитектуры, живописи, скульптуры, а также малых форм), представленной в вещественных памятниках. В этом огромная заслуга русских учёных XIX-XX вв.</text:p>
      <text:p text:style-name="P2"/>
      <text:p text:style-name="P2">После длительного донаучного периода, включавшего в XVII в. исследования Десятинной церкви киевским митрополитом Петром Могилой или внимание к отеческим толкования храма, собранным в книге “Скрижаль” [29], характерное для Никоновского времени в Москве, формирование археологии начинается в XVIII-XIX вв. Научные путешествия XVIII в., систематические исследования древностей А.Н.Олениным на рубеже веков, раскопки фундаментов Десятинной церкви К.А.Лохвицким в 20-е гг. XIX в. - это некоторые этапы сложения будущей науки. Научный характер церковно-археологические изыскания приобретают в начале XIX столетия. Первое имя, которое следует назвать в связи с этим - митрополит Евгений (Болховитинов, 1767-1837 гг.), известный и как церковный историк (он же и организатор вышеназванных киевских раскопок). Кафедры, последовательно занимаемые им (Старая Русса, Псков, Киев), становились хорошим поводом для изучения местных святынь [259]. Исследователь, можно сказать, опередил свое время в методе рассмотрения памятников древности по принципу “от общего к частному” от расположения храмов и монастырей к их архитектуре и затем к <text:soft-page-break/>святыням, в них находящимся. Другое имя - епископ Порфирий (Успенский, 1804-1885 гг.), путешественник по Ближнему Востоку и коллекционер, открывший в Екатерининском монастыре на Синае как ценнейшие рукописи, так и ранневизантийские энкаустические иконы. Ряд петербургских и московских профессоров Духовных Академий, занимавшихся историко-церковными и литургическими вопросами, касались и тематики, связанной с памятниками церковных древностей - это Е.Е.Голубинский [116], А.А.Катанский, И.Д.Мансветов, более систематично Н.Ф.Красносельцев[75], А.П.Голубцов [38], а также архиепископ Макарий (Миролюбов). Особое место среди этих учёных принадлежит Николаю Васильевичу Покровскому (1848-1917 гг.), около полувека прослужившего в С.-Петербургской Духовной Академии [49,135,206-209,255-258]. </text:p>
      <text:p text:style-name="P2"/>
      <text:p text:style-name="P2"/>
      <text:p text:style-name="P10"/>
      <text:p text:style-name="P2"/>
      <text:p text:style-name="P2"/>
      <text:p text:style-name="P2"/>
      <text:p text:style-name="P2">Главные достижения дореволюционной церковной археологии связаны с Историей Литургии и иконографией. Труды П.Д. Мансветова, А.А.Дмитриевского, Н.В. Покровского, А.П.Голубцова, Е.Е. Голубинского важны и сейчас. В то же время церковная археология всегда широко обращалась к проблемам христианской античности. Это касается, в частности, лекционного курса по церковной археологии А.П. Голубцова. Или другой пример: еп. Порфирий Успенский, посетив некоторые катакомбы Рима, довольно Подробно ознакомил Русского читателя с трудами Дж.Б. де Росси о римских катакомбах, которые и по сей день не утратили своего значения. http://www.portal-credo.ru/site/?act=lib&amp;id=1274</text:p>
      <text:p text:style-name="P2"/>
      <text:p text:style-name="P2"/>
      <text:p text:style-name="P2"/>
      <text:p text:style-name="P2">Интерес к древностям пробудился в России еще в петровскую эпоху. Собирание коллекций, активные раскопки, специальные исследования способствовали формированию археологии как научной дисциплины в XIX веке. </text:p>
      <text:p text:style-name="P21"/>
      <text:p text:style-name="P21"/>
      <text:p text:style-name="P1"><text:span text:style-name="T17">Со второй половины </text:span><text:span text:style-name="T3">IV в</text:span><text:span text:style-name="T4">ека ведутся раскопки с </text:span><text:span text:style-name="T3">целью обретения мощей </text:span><text:span text:style-name="T4">святых и </text:span><text:span text:style-name="T5">других реликвий</text:span><text:span text:style-name="T4">. Особое развитие эта традиция получила в</text:span><text:span text:style-name="T10">о времена Средневековья</text:span><text:span text:style-name="T3">. </text:span></text:p>
      <text:p text:style-name="P24"/>
      <text:p text:style-name="P22"><text:span text:style-name="T3">Е</text:span><text:span text:style-name="T1">ще не обретя <text:s/></text:span><text:span text:style-name="T10">(Не сразу приобретя) </text:span><text:span text:style-name="T1">научный характер, интерес к памятникам нашел отражение в </text:span><text:span text:style-name="T6">историко-географических сводах («Иудейские древности» Иосифа Флавия, «De situ et nominis locorum hebraicorum» </text:span><text:soft-page-break/><text:span text:style-name="T6">бл</text:span><text:span text:style-name="T10">аженного</text:span><text:span text:style-name="T6"> Иеронима, «Ономастикон» Евсевия Кесарийского) </text:span><text:span text:style-name="T9">и</text:span><text:span text:style-name="T8"> в описаниях паломников — т.н. хождениях и и</text:span><text:span text:style-name="T1">тинера</text:span><text:span text:style-name="T6">ри</text:span><text:span text:style-name="T9">ях</text:span><text:span text:style-name="T7"> </text:span><text:span text:style-name="T9">(сочинения XII века путешественников по Востоку испанского раввина Вениамина и русского игумена Даниила, хождения священноинока Варсонофия ко святому граду Иерусалиму. </text:span><text:span text:style-name="T10">К ним же относятся и </text:span><text:span text:style-name="T9"><text:s/>письменные свиетельства пилигримов — католиков, прибывших в Святую Землю после крестоносцев).</text:span></text:p>
      <text:p text:style-name="P25"/>
      <text:p text:style-name="P26"/>
      <text:p text:style-name="P26">Интерес к памятникам тех событий, <text:s/>отмечен с эпохи поздней античности у иудеев, христиан, а по возникновении ислама и у мусульман. </text:p>
      <text:p text:style-name="P7"/>
      <text:p text:style-name="P7"/>
      <text:p text:style-name="P7"/>
      <text:p text:style-name="P8">Православная энциклопедия</text:p>
      <text:p text:style-name="P8"/>
      <text:p text:style-name="P10">Е.к.редин. Памяти Джiованни Баттиста де-Росси, основателя христианской археологии. Харьков. Типография губернского правления 1894.</text:p>
      <text:p text:style-name="P11"/>
      <text:p text:style-name="P11"/>
      <text:p text:style-name="P13">почему стали писать христа в одеждах современности если в византийском искусстве он в исто рическом типе,</text:p>
      <text:p text:style-name="P13"/>
      <text:p text:style-name="P14"/>
      <text:p text:style-name="P15">Матвеевский Павел, протоиерей. Катакомбы. - М.: Сибирская благозвонница, 2012.</text:p>
      <text:p text:style-name="P15"/>
      <text:p text:style-name="P6">Изучение сохранившихся архитектурных и художественных памятников Древней Церкви сформировало научную дисциплину “христианская археология”. </text:p>
      <text:p text:style-name="P9">Интерес к раннехристианскому периоду обнаруживается уже с XVI в., когда Антонио Бозио были предприняты археологические исследования катакомб[1].</text:p>
      <text:p text:style-name="P9"/>
      <text:p text:style-name="P9"/>
      <text:p text:style-name="P9"/>
      <text:p text:style-name="P17"><text:span text:style-name="T44">В хождениях многочисленных паломников описаны древние христ. святыни (итинерарии по Риму известны с VII в., самый подробный - </text:span><text:a xlink:type="simple" xlink:href="http://www.pravenc.ru/text/Уильяма%20из%20Малмсбери.html"><text:span text:style-name="T44">Уильяма из Малмсбери</text:span></text:a><text:span text:style-name="T44">, 1120-1140); в XII в. делались попытки систематического описания собора ап. Петра (П. Маллио) и </text:span><text:a xlink:type="simple" xlink:href="http://www.pravenc.ru/text/Латеранской%20базилики.html"><text:span text:style-name="T44">Латеранской базилики</text:span></text:a><text:span text:style-name="T44"> (диак. Иоанн). </text:span></text:p>
      <text:p text:style-name="P27"/>
      <text:p text:style-name="P49"><text:span text:style-name="T44"/></text:p>
      <text:p text:style-name="P27"/>
      <text:p text:style-name="P16"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Zen Hei Sharp" style:font-size-asian="12pt" style:font-weight-asian="bold" style:font-name-complex="Lohit Devanagar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enia </meta:initial-creator>
    <meta:creation-date>2013-11-08T14:57:54.375842266</meta:creation-date>
    <dc:date>2013-12-10T18:21:24.274953753</dc:date>
    <dc:creator>xenia </dc:creator>
    <meta:editing-duration>P1DT23H23M40S</meta:editing-duration>
    <meta:editing-cycles>14</meta:editing-cycles>
    <meta:generator>LibreOffice/4.1.2.3$Linux_x86 LibreOffice_project/410$Build-3</meta:generator>
    <meta:document-statistic meta:table-count="0" meta:image-count="0" meta:object-count="0" meta:page-count="7" meta:paragraph-count="41" meta:word-count="1664" meta:character-count="12698" meta:non-whitespace-character-count="11020"/>
  </office:meta>
</office:document-meta>
</file>